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945e8" officeooo:paragraph-rsid="0001784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945e8" officeooo:paragraph-rsid="0001784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178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0d149" officeooo:paragraph-rsid="0001784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10523" officeooo:paragraph-rsid="0001784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7843" officeooo:paragraph-rsid="0001784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45e8" officeooo:paragraph-rsid="000178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0d149" officeooo:paragraph-rsid="0001784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7843" officeooo:paragraph-rsid="000178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01784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1945e8" officeooo:paragraph-rsid="00017843" fo:background-color="#f5f5f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017843" officeooo:paragraph-rsid="00017843" fo:background-color="#f5f5f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4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officeooo:paragraph-rsid="00017843" fo:background-color="#f5f5f5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017843"/>
    </style:style>
    <style:style style:name="P17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8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officeooo:paragraph-rsid="00017843" fo:background-color="#f5f5f5"/>
    </style:style>
    <style:style style:name="P19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20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officeooo:paragraph-rsid="00017843" fo:background-color="#f5f5f5"/>
    </style:style>
    <style:style style:name="T1" style:family="text">
      <style:text-properties fo:font-weight="normal" officeooo:rsid="001945e8" style:font-weight-asian="normal" style:font-weight-complex="normal"/>
    </style:style>
    <style:style style:name="T2" style:family="text">
      <style:text-properties officeooo:rsid="0000d149"/>
    </style:style>
    <style:style style:name="T3" style:family="text">
      <style:text-properties fo:color="#4b69c6" loext:opacity="100%"/>
    </style:style>
    <style:style style:name="T4" style:family="text">
      <style:text-properties fo:color="#7a3e9d" loext:opacity="100%"/>
    </style:style>
    <style:style style:name="T5" style:family="text">
      <style:text-properties fo:color="#7a3e9d" loext:opacity="100%" fo:font-weight="bold"/>
    </style:style>
    <style:style style:name="T6" style:family="text">
      <style:text-properties fo:color="#777777" loext:opacity="100%"/>
    </style:style>
    <style:style style:name="T7" style:family="text">
      <style:text-properties fo:color="#9c5d27" loext:opacity="100%"/>
    </style:style>
    <style:style style:name="T8" style:family="text">
      <style:text-properties fo:color="#aa3731" loext:opacity="100%" fo:font-weight="bold"/>
    </style:style>
    <style:style style:name="T9" style:family="text">
      <style:text-properties fo:color="#448c27" loext:opacity="100%"/>
    </style:style>
    <style:style style:name="T10" style:family="text">
      <style:text-properties officeooo:rsid="000178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 робота №<text:span text:style-name="T10">2</text:span></text:p>
      <text:p text:style-name="P7"/>
      <text:p text:style-name="P2">з дисципліни </text:p>
      <text:p text:style-name="P10"><text:span text:style-name="T1">“</text:span>Розробка ігрових застосувань. Unity рішення<text:span text:style-name="T1">”</text:span></text:p>
      <text:p text:style-name="P2">на тему “Дослідження базового патерну ігрового рушія Unity на прикладі тривимірного ігрового</text:p>
      <text:p text:style-name="P2">застосунку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Виконала:</text:p>
      <text:p text:style-name="P1">студентка групи ІП-93 <text:span text:style-name="T2">(КПІ, ФІОТ)</text:span></text:p>
      <text:p text:style-name="P1">Горбунова Єлизавета Олександрівна</text:p>
      <text:p text:style-name="P1">номер залікової книжки: 9306</text:p>
      <text:p text:style-name="P3">варіант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202<text:span text:style-name="T2">2</text:span></text:p>
      <text:p text:style-name="P8"><text:soft-page-break/>Завдання</text:p>
      <text:p text:style-name="P3">Репозиторій на GitHab з проектом. Назва GameProgLab<text:span text:style-name="T10">2</text:span>GroupIP93. </text:p>
      <text:p text:style-name="P3">Створений проект IDE (3D) на основі рушія, що містить 2 сцени, ігровий персонаж. Можуть</text:p>
      <text:p text:style-name="P3">бути включені інші елементи. Розроблений і налагоджений скрипт для управління ігровим</text:p>
      <text:p text:style-name="P3">персонажем. Додані умови переходу між сценами. В якості ігрового персонажа</text:p>
      <text:p text:style-name="P3">використовується звичайний примітив. Достатньо продемонструвати рух ліворуч, праворуч,</text:p>
      <text:p text:style-name="P3">стрибки, коректну фізику, зупинку перед перешкодою, набір балів і перехід з одного рівня на</text:p>
      <text:p text:style-name="P3">інший. Можливо, за бажанням реалізувати інтерфейс гравця.</text:p>
      <text:p text:style-name="P5">Варіант – 3 – непарний.</text:p>
      <text:p text:style-name="P5">Персонаж – <text:span text:style-name="T10">куб</text:span>.</text:p>
      <text:p text:style-name="P5">Ассети - https://assetstore.unity.com/packages/3d/vegetation/trees/2022-pbr-xfrogplants-sampler-229007</text:p>
      <text:p text:style-name="P4"/>
      <text:p text:style-name="P8">Код</text:p>
      <text:p text:style-name="P9">Movement.cs</text:p>
      <text:p text:style-name="P12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3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3"><text:span text:style-name="T3">using</text:span> <text:span text:style-name="T5">UnityEngine</text:span><text:span text:style-name="T6">;</text:span></text:p>
      <text:p text:style-name="P15"/>
      <text:p text:style-name="P13"><text:span text:style-name="T3">public</text:span> <text:span text:style-name="T3">class</text:span> <text:span text:style-name="T5">Movement</text:span> <text:span text:style-name="T6">:</text:span> <text:span text:style-name="T5">MonoBehaviour</text:span></text:p>
      <text:p text:style-name="P17">{</text:p>
      <text:p text:style-name="P13"><text:span text:style-name="T3">private</text:span> <text:span text:style-name="T3">float</text:span> speed <text:span text:style-name="T6">=</text:span> <text:span text:style-name="T7">20f</text:span><text:span text:style-name="T6">;</text:span></text:p>
      <text:p text:style-name="P13"><text:span text:style-name="T3">private</text:span> <text:span text:style-name="T3">float</text:span> jumpSpeed <text:span text:style-name="T6">=</text:span> <text:span text:style-name="T7">15f</text:span><text:span text:style-name="T6">;</text:span></text:p>
      <text:p text:style-name="P13"><text:span text:style-name="T3">private</text:span> <text:span text:style-name="T5">Rigidbody</text:span> rb<text:span text:style-name="T6">;</text:span></text:p>
      <text:p text:style-name="P13"><text:span text:style-name="T3">private</text:span> <text:span text:style-name="T3">bool</text:span> grounded <text:span text:style-name="T6">=</text:span> <text:span text:style-name="T3">false</text:span><text:span text:style-name="T6">;</text:span></text:p>
      <text:p text:style-name="P13"><text:span text:style-name="T3">public</text:span> <text:span text:style-name="T5">Transform</text:span> orientation<text:span text:style-name="T6">;</text:span></text:p>
      <text:p text:style-name="P19">// Start is called before the first frame update</text:p>
      <text:p text:style-name="P13"><text:span text:style-name="T3">void</text:span> <text:span text:style-name="T8">Start</text:span><text:span text:style-name="T6">()</text:span></text:p>
      <text:p text:style-name="P17">{</text:p>
      <text:p text:style-name="P13"><text:span text:style-name="T4">rb</text:span> <text:span text:style-name="T6">=</text:span> <text:span text:style-name="T5">GetComponent</text:span><text:span text:style-name="T6">&lt;</text:span><text:span text:style-name="T5">Rigidbody</text:span><text:span text:style-name="T6">&gt;();</text:span></text:p>
      <text:p text:style-name="P17">}</text:p>
      <text:p text:style-name="P15"/>
      <text:p text:style-name="P19">// Update is called once per frame</text:p>
      <text:p text:style-name="P13"><text:span text:style-name="T3">void</text:span> <text:span text:style-name="T8">Update</text:span><text:span text:style-name="T6">()</text:span></text:p>
      <text:p text:style-name="P17">{</text:p>
      <text:p text:style-name="P13"><text:span text:style-name="T3">float</text:span> xDirection <text:span text:style-name="T6">=</text:span> <text:span text:style-name="T4">Input</text:span><text:span text:style-name="T6">.</text:span><text:span text:style-name="T5">GetAxis</text:span><text:span text:style-name="T6">(</text:span><text:span text:style-name="T9">"Horizontal"</text:span><text:span text:style-name="T6">);</text:span></text:p>
      <text:p text:style-name="P13"><text:span text:style-name="T3">float</text:span> zDirection <text:span text:style-name="T6">=</text:span> <text:span text:style-name="T4">Input</text:span><text:span text:style-name="T6">.</text:span><text:span text:style-name="T5">GetAxis</text:span><text:span text:style-name="T6">(</text:span><text:span text:style-name="T9">"Vertical"</text:span><text:span text:style-name="T6">);</text:span></text:p>
      <text:p text:style-name="P15"/>
      <text:p text:style-name="P13"><text:span text:style-name="T5">Vector3</text:span> moveDirection <text:span text:style-name="T6">=</text:span> <text:span text:style-name="T4">orientation</text:span><text:span text:style-name="T6">.</text:span><text:span text:style-name="T4">forward</text:span> <text:span text:style-name="T6">*</text:span> <text:span text:style-name="T4">zDirection</text:span> <text:span text:style-name="T6">+</text:span> <text:span text:style-name="T4">orientation</text:span><text:span text:style-name="T6">.</text:span><text:span text:style-name="T4">right</text:span> <text:span text:style-name="T6">*</text:span> <text:span text:style-name="T4">xDirection</text:span><text:span text:style-name="T6">;</text:span></text:p>
      <text:p text:style-name="P13"><text:span text:style-name="T3">var</text:span> velocity <text:span text:style-name="T6">=</text:span> <text:span text:style-name="T4">rb</text:span><text:span text:style-name="T6">.</text:span><text:span text:style-name="T4">velocity</text:span><text:span text:style-name="T6">;</text:span></text:p>
      <text:p text:style-name="P13"><text:span text:style-name="T4">velocity</text:span><text:span text:style-name="T6">.</text:span><text:span text:style-name="T4">x</text:span> <text:span text:style-name="T6">=</text:span> <text:span text:style-name="T4">moveDirection</text:span><text:span text:style-name="T6">.</text:span><text:span text:style-name="T4">x</text:span> <text:span text:style-name="T6">*</text:span> <text:span text:style-name="T4">speed</text:span><text:span text:style-name="T6">;</text:span></text:p>
      <text:p text:style-name="P13"><text:span text:style-name="T4">velocity</text:span><text:span text:style-name="T6">.</text:span><text:span text:style-name="T4">z</text:span> <text:span text:style-name="T6">=</text:span> <text:span text:style-name="T4">moveDirection</text:span><text:span text:style-name="T6">.</text:span><text:span text:style-name="T4">z</text:span> <text:span text:style-name="T6">*</text:span> <text:span text:style-name="T4">speed</text:span><text:span text:style-name="T6">;</text:span></text:p>
      <text:p text:style-name="P13"><text:span text:style-name="T4">rb</text:span><text:span text:style-name="T6">.</text:span><text:span text:style-name="T4">velocity</text:span> <text:span text:style-name="T6">=</text:span> <text:span text:style-name="T4">velocity</text:span><text:span text:style-name="T6">;</text:span></text:p>
      <text:p text:style-name="P15"/>
      <text:p text:style-name="P13"><text:soft-page-break/><text:span text:style-name="T3">if</text:span> <text:span text:style-name="T6">(</text:span><text:span text:style-name="T4">grounded</text:span> <text:span text:style-name="T6">&amp;&amp;</text:span> <text:span text:style-name="T6">(</text:span><text:span text:style-name="T4">Input</text:span><text:span text:style-name="T6">.</text:span><text:span text:style-name="T5">GetKeyDown</text:span><text:span text:style-name="T6">(</text:span><text:span text:style-name="T4">KeyCode</text:span><text:span text:style-name="T6">.</text:span><text:span text:style-name="T4">Space</text:span><text:span text:style-name="T6">)))</text:span> </text:p>
      <text:p text:style-name="P17">{</text:p>
      <text:p text:style-name="P13"><text:span text:style-name="T4">rb</text:span><text:span text:style-name="T6">.</text:span><text:span text:style-name="T5">AddForce</text:span><text:span text:style-name="T6">(</text:span><text:span text:style-name="T4">Vector3</text:span><text:span text:style-name="T6">.</text:span><text:span text:style-name="T4">up</text:span> <text:span text:style-name="T6">*</text:span> <text:span text:style-name="T4">jumpSpeed</text:span><text:span text:style-name="T6">,</text:span> <text:span text:style-name="T4">ForceMode</text:span><text:span text:style-name="T6">.</text:span><text:span text:style-name="T4">Impulse</text:span><text:span text:style-name="T6">);</text:span></text:p>
      <text:p text:style-name="P17">}</text:p>
      <text:p text:style-name="P17">}</text:p>
      <text:p text:style-name="P15"/>
      <text:p text:style-name="P13"><text:span text:style-name="T3">private</text:span> <text:span text:style-name="T3">void</text:span> <text:span text:style-name="T8">OnCollisionEnter</text:span><text:span text:style-name="T6">(</text:span><text:span text:style-name="T5">Collision</text:span> <text:span text:style-name="T4">other</text:span><text:span text:style-name="T6">)</text:span> </text:p>
      <text:p text:style-name="P17">{</text:p>
      <text:p text:style-name="P13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9">"Ground"</text:span><text:span text:style-name="T6">)</text:span> <text:span text:style-name="T6">{</text:span></text:p>
      <text:p text:style-name="P13"><text:span text:style-name="T4">grounded</text:span> <text:span text:style-name="T6">=</text:span> <text:span text:style-name="T3">true</text:span><text:span text:style-name="T6">;</text:span></text:p>
      <text:p text:style-name="P13"><text:span text:style-name="T6">}</text:span> </text:p>
      <text:p text:style-name="P17">}</text:p>
      <text:p text:style-name="P15"/>
      <text:p text:style-name="P13"><text:span text:style-name="T3">private</text:span> <text:span text:style-name="T3">void</text:span> <text:span text:style-name="T8">OnCollisionExit</text:span><text:span text:style-name="T6">(</text:span><text:span text:style-name="T5">Collision</text:span> <text:span text:style-name="T4">other</text:span><text:span text:style-name="T6">)</text:span> </text:p>
      <text:p text:style-name="P17">{</text:p>
      <text:p text:style-name="P13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9">"Ground"</text:span><text:span text:style-name="T6">)</text:span> <text:span text:style-name="T6">{</text:span></text:p>
      <text:p text:style-name="P13"><text:span text:style-name="T4">grounded</text:span> <text:span text:style-name="T6">=</text:span> <text:span text:style-name="T3">false</text:span><text:span text:style-name="T6">;</text:span></text:p>
      <text:p text:style-name="P17">}</text:p>
      <text:p text:style-name="P17">}</text:p>
      <text:p text:style-name="P17">}</text:p>
      <text:p text:style-name="P13"/>
      <text:p text:style-name="P6"/>
      <text:p text:style-name="P9">CameraMovement.cs</text:p>
      <text:p text:style-name="P12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3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3"><text:span text:style-name="T3">using</text:span> <text:span text:style-name="T5">UnityEngine</text:span><text:span text:style-name="T6">;</text:span></text:p>
      <text:p text:style-name="P15"/>
      <text:p text:style-name="P13"><text:span text:style-name="T3">public</text:span> <text:span text:style-name="T3">class</text:span> <text:span text:style-name="T5">CameraMovement</text:span> <text:span text:style-name="T6">:</text:span> <text:span text:style-name="T5">MonoBehaviour</text:span></text:p>
      <text:p text:style-name="P17">{</text:p>
      <text:p text:style-name="P13"><text:span text:style-name="T3">public</text:span> <text:span text:style-name="T5">Transform</text:span> orientation<text:span text:style-name="T6">;</text:span></text:p>
      <text:p text:style-name="P13"><text:span text:style-name="T3">public</text:span> <text:span text:style-name="T5">Transform</text:span> player<text:span text:style-name="T6">;</text:span></text:p>
      <text:p text:style-name="P13"><text:span text:style-name="T3">public</text:span> <text:span text:style-name="T5">Transform</text:span> playerObject<text:span text:style-name="T6">;</text:span></text:p>
      <text:p text:style-name="P13"><text:span text:style-name="T3">private</text:span> <text:span text:style-name="T5">Rigidbody</text:span> playerRb<text:span text:style-name="T6">;</text:span></text:p>
      <text:p text:style-name="P15"/>
      <text:p text:style-name="P13"><text:span text:style-name="T3">private</text:span> <text:span text:style-name="T3">float</text:span> rotationSpeed <text:span text:style-name="T6">=</text:span> <text:span text:style-name="T7">7</text:span><text:span text:style-name="T6">;</text:span></text:p>
      <text:p text:style-name="P15"/>
      <text:p text:style-name="P19">// Start is called before the first frame update</text:p>
      <text:p text:style-name="P13"><text:span text:style-name="T3">void</text:span> <text:span text:style-name="T8">Start</text:span><text:span text:style-name="T6">()</text:span></text:p>
      <text:p text:style-name="P17">{</text:p>
      <text:p text:style-name="P13"><text:span text:style-name="T4">playerRb</text:span> <text:span text:style-name="T6">=</text:span> <text:span text:style-name="T4">player</text:span><text:span text:style-name="T6">.</text:span><text:span text:style-name="T4">gameObject</text:span><text:span text:style-name="T6">.</text:span><text:span text:style-name="T5">GetComponent</text:span><text:span text:style-name="T6">&lt;</text:span><text:span text:style-name="T5">Rigidbody</text:span><text:span text:style-name="T6">&gt;();</text:span></text:p>
      <text:p text:style-name="P17">}</text:p>
      <text:p text:style-name="P15"/>
      <text:p text:style-name="P19">// Update is called once per frame</text:p>
      <text:p text:style-name="P13"><text:span text:style-name="T3">void</text:span> <text:span text:style-name="T8">Update</text:span><text:span text:style-name="T6">()</text:span></text:p>
      <text:p text:style-name="P17">{</text:p>
      <text:p text:style-name="P19">// get and set the direction of need vector of player to orient to</text:p>
      <text:p text:style-name="P13"><text:span text:style-name="T5">Vector3</text:span> lookDirection <text:span text:style-name="T6">=</text:span> <text:span text:style-name="T4">player</text:span><text:span text:style-name="T6">.</text:span><text:span text:style-name="T4">position</text:span> <text:span text:style-name="T6">-</text:span> <text:span text:style-name="T3">new</text:span> <text:span text:style-name="T5">Vector3</text:span><text:span text:style-name="T6">(</text:span><text:span text:style-name="T4">transform</text:span><text:span text:style-name="T6">.</text:span><text:span text:style-name="T4">position</text:span><text:span text:style-name="T6">.</text:span><text:span text:style-name="T4">x</text:span><text:span text:style-name="T6">,</text:span> <text:span text:style-name="T4">player</text:span><text:span text:style-name="T6">.</text:span><text:span text:style-name="T4">position</text:span><text:span text:style-name="T6">.</text:span><text:span text:style-name="T4">y</text:span><text:span text:style-name="T6">,</text:span> <text:span text:style-name="T4">transform</text:span><text:span text:style-name="T6">.</text:span><text:span text:style-name="T4">position</text:span><text:span text:style-name="T6">.</text:span><text:span text:style-name="T4">z</text:span><text:span text:style-name="T6">);</text:span></text:p>
      <text:p text:style-name="P13"><text:span text:style-name="T4">orientation</text:span><text:span text:style-name="T6">.</text:span><text:span text:style-name="T4">forward</text:span> <text:span text:style-name="T6">=</text:span> <text:span text:style-name="T4">lookDirection</text:span><text:span text:style-name="T6">.</text:span><text:span text:style-name="T4">normalized</text:span><text:span text:style-name="T6">;</text:span></text:p>
      <text:p text:style-name="P15"/>
      <text:p text:style-name="P13"><text:span text:style-name="T3">float</text:span> xDirection <text:span text:style-name="T6">=</text:span> <text:span text:style-name="T4">Input</text:span><text:span text:style-name="T6">.</text:span><text:span text:style-name="T5">GetAxis</text:span><text:span text:style-name="T6">(</text:span><text:span text:style-name="T9">"Horizontal"</text:span><text:span text:style-name="T6">);</text:span></text:p>
      <text:p text:style-name="P13"><text:soft-page-break/><text:span text:style-name="T3">float</text:span> zDirection <text:span text:style-name="T6">=</text:span> <text:span text:style-name="T4">Input</text:span><text:span text:style-name="T6">.</text:span><text:span text:style-name="T5">GetAxis</text:span><text:span text:style-name="T6">(</text:span><text:span text:style-name="T9">"Vertical"</text:span><text:span text:style-name="T6">);</text:span></text:p>
      <text:p text:style-name="P15"/>
      <text:p text:style-name="P19">// get direction to move torwards, move player smoothly torwards it </text:p>
      <text:p text:style-name="P13"><text:span text:style-name="T5">Vector3</text:span> goDirection <text:span text:style-name="T6">=</text:span> <text:span text:style-name="T4">orientation</text:span><text:span text:style-name="T6">.</text:span><text:span text:style-name="T4">forward</text:span> <text:span text:style-name="T6">*</text:span> <text:span text:style-name="T4">zDirection</text:span> <text:span text:style-name="T6">+</text:span> <text:span text:style-name="T4">orientation</text:span><text:span text:style-name="T6">.</text:span><text:span text:style-name="T4">right</text:span> <text:span text:style-name="T6">*</text:span> <text:span text:style-name="T4">xDirection</text:span><text:span text:style-name="T6">;</text:span></text:p>
      <text:p text:style-name="P13"><text:span text:style-name="T3">if</text:span> <text:span text:style-name="T6">(</text:span><text:span text:style-name="T4">goDirection</text:span> <text:span text:style-name="T6">!=</text:span> <text:span text:style-name="T4">Vector3</text:span><text:span text:style-name="T6">.</text:span><text:span text:style-name="T4">zero</text:span><text:span text:style-name="T6">)</text:span> </text:p>
      <text:p text:style-name="P17">{</text:p>
      <text:p text:style-name="P13"><text:span text:style-name="T4">playerObject</text:span><text:span text:style-name="T6">.</text:span><text:span text:style-name="T4">forward</text:span> <text:span text:style-name="T6">=</text:span> <text:span text:style-name="T4">Vector3</text:span><text:span text:style-name="T6">.</text:span><text:span text:style-name="T5">Slerp</text:span><text:span text:style-name="T6">(</text:span><text:span text:style-name="T4">playerObject</text:span><text:span text:style-name="T6">.</text:span><text:span text:style-name="T4">forward</text:span><text:span text:style-name="T6">,</text:span> <text:span text:style-name="T4">goDirection</text:span><text:span text:style-name="T6">.</text:span><text:span text:style-name="T4">normalized</text:span><text:span text:style-name="T6">,</text:span> <text:span text:style-name="T4">Time</text:span><text:span text:style-name="T6">.</text:span><text:span text:style-name="T4">deltaTime</text:span> <text:span text:style-name="T6">*</text:span> <text:span text:style-name="T4">rotationSpeed</text:span><text:span text:style-name="T6">);</text:span></text:p>
      <text:p text:style-name="P17">}</text:p>
      <text:p text:style-name="P17">}</text:p>
      <text:p text:style-name="P17">}</text:p>
      <text:p text:style-name="P13"/>
      <text:p text:style-name="P6"/>
      <text:p text:style-name="P9">PointMovement.cs</text:p>
      <text:p text:style-name="P12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3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3"><text:span text:style-name="T3">using</text:span> <text:span text:style-name="T5">UnityEngine</text:span><text:span text:style-name="T6">;</text:span></text:p>
      <text:p text:style-name="P15"/>
      <text:p text:style-name="P13"><text:span text:style-name="T3">public</text:span> <text:span text:style-name="T3">class</text:span> <text:span text:style-name="T5">PointMovement</text:span> <text:span text:style-name="T6">:</text:span> <text:span text:style-name="T5">MonoBehaviour</text:span></text:p>
      <text:p text:style-name="P17">{</text:p>
      <text:p text:style-name="P13"><text:span text:style-name="T3">private</text:span> <text:span text:style-name="T3">bool</text:span> up <text:span text:style-name="T6">=</text:span> <text:span text:style-name="T3">false</text:span><text:span text:style-name="T6">;</text:span></text:p>
      <text:p text:style-name="P13"><text:span text:style-name="T3">private</text:span> <text:span text:style-name="T3">float</text:span> speed <text:span text:style-name="T6">=</text:span> <text:span text:style-name="T7">0.5f</text:span><text:span text:style-name="T6">;</text:span></text:p>
      <text:p text:style-name="P13"><text:span text:style-name="T3">private</text:span> <text:span text:style-name="T3">int</text:span> times <text:span text:style-name="T6">=</text:span> <text:span text:style-name="T7">0</text:span><text:span text:style-name="T6">;</text:span></text:p>
      <text:p text:style-name="P13"><text:span text:style-name="T3">private</text:span> <text:span text:style-name="T5">Rigidbody</text:span> rb<text:span text:style-name="T6">;</text:span></text:p>
      <text:p text:style-name="P13"><text:span text:style-name="T3">public</text:span> <text:span text:style-name="T5">GameObject</text:span> text<text:span text:style-name="T6">;</text:span></text:p>
      <text:p text:style-name="P13"><text:span text:style-name="T3">private</text:span> <text:span text:style-name="T3">bool</text:span> collided <text:span text:style-name="T6">=</text:span> <text:span text:style-name="T3">false</text:span><text:span text:style-name="T6">;</text:span></text:p>
      <text:p text:style-name="P19">// Start is called before the first frame update</text:p>
      <text:p text:style-name="P13"><text:span text:style-name="T3">void</text:span> <text:span text:style-name="T8">Start</text:span><text:span text:style-name="T6">()</text:span></text:p>
      <text:p text:style-name="P17">{</text:p>
      <text:p text:style-name="P13"><text:span text:style-name="T4">rb</text:span> <text:span text:style-name="T6">=</text:span> <text:span text:style-name="T5">GetComponent</text:span><text:span text:style-name="T6">&lt;</text:span><text:span text:style-name="T5">Rigidbody</text:span><text:span text:style-name="T6">&gt;();</text:span></text:p>
      <text:p text:style-name="P17">}</text:p>
      <text:p text:style-name="P15"/>
      <text:p text:style-name="P19">// Update is called once per frame</text:p>
      <text:p text:style-name="P13"><text:span text:style-name="T3">void</text:span> <text:span text:style-name="T8">Update</text:span><text:span text:style-name="T6">()</text:span></text:p>
      <text:p text:style-name="P17">{</text:p>
      <text:p text:style-name="P13"><text:span text:style-name="T4">times</text:span> <text:span text:style-name="T6">+=</text:span> <text:span text:style-name="T7">1</text:span><text:span text:style-name="T6">;</text:span></text:p>
      <text:p text:style-name="P19">// Debug.Log()</text:p>
      <text:p text:style-name="P13"><text:span text:style-name="T3">if</text:span> <text:span text:style-name="T6">(</text:span><text:span text:style-name="T4">up</text:span> <text:span text:style-name="T6">&amp;&amp;</text:span> <text:span text:style-name="T4">times</text:span> <text:span text:style-name="T6">&gt;=</text:span> <text:span text:style-name="T7">10</text:span><text:span text:style-name="T6">)</text:span> </text:p>
      <text:p text:style-name="P17">{</text:p>
      <text:p text:style-name="P13"><text:span text:style-name="T3">var</text:span> velocity <text:span text:style-name="T6">=</text:span> <text:span text:style-name="T4">rb</text:span><text:span text:style-name="T6">.</text:span><text:span text:style-name="T4">velocity</text:span><text:span text:style-name="T6">;</text:span></text:p>
      <text:p text:style-name="P13"><text:span text:style-name="T4">velocity</text:span><text:span text:style-name="T6">.</text:span><text:span text:style-name="T4">y</text:span> <text:span text:style-name="T6">=</text:span> <text:span text:style-name="T6">-</text:span><text:span text:style-name="T7">1</text:span> <text:span text:style-name="T6">*</text:span> <text:span text:style-name="T4">speed</text:span><text:span text:style-name="T6">;</text:span></text:p>
      <text:p text:style-name="P13"><text:span text:style-name="T4">rb</text:span><text:span text:style-name="T6">.</text:span><text:span text:style-name="T4">velocity</text:span> <text:span text:style-name="T6">=</text:span> <text:span text:style-name="T4">velocity</text:span><text:span text:style-name="T6">;</text:span></text:p>
      <text:p text:style-name="P13"><text:span text:style-name="T4">times</text:span> <text:span text:style-name="T6">=</text:span> <text:span text:style-name="T7">0</text:span><text:span text:style-name="T6">;</text:span></text:p>
      <text:p text:style-name="P13"><text:span text:style-name="T4">up</text:span> <text:span text:style-name="T6">=</text:span> <text:span text:style-name="T3">false</text:span><text:span text:style-name="T6">;</text:span></text:p>
      <text:p text:style-name="P13"><text:span text:style-name="T6">}</text:span> </text:p>
      <text:p text:style-name="P13"><text:span text:style-name="T3">else</text:span> <text:span text:style-name="T3">if</text:span> <text:span text:style-name="T6">(!</text:span><text:span text:style-name="T4">up</text:span> <text:span text:style-name="T6">&amp;&amp;</text:span> <text:span text:style-name="T4">times</text:span> <text:span text:style-name="T6">&gt;=</text:span> <text:span text:style-name="T7">10</text:span><text:span text:style-name="T6">)</text:span></text:p>
      <text:p text:style-name="P17">{</text:p>
      <text:p text:style-name="P13"><text:span text:style-name="T3">var</text:span> velocity <text:span text:style-name="T6">=</text:span> <text:span text:style-name="T4">rb</text:span><text:span text:style-name="T6">.</text:span><text:span text:style-name="T4">velocity</text:span><text:span text:style-name="T6">;</text:span></text:p>
      <text:p text:style-name="P13"><text:span text:style-name="T4">velocity</text:span><text:span text:style-name="T6">.</text:span><text:span text:style-name="T4">y</text:span> <text:span text:style-name="T6">=</text:span> <text:span text:style-name="T7">1</text:span> <text:span text:style-name="T6">*</text:span> <text:span text:style-name="T4">speed</text:span><text:span text:style-name="T6">;</text:span></text:p>
      <text:p text:style-name="P13"><text:span text:style-name="T4">rb</text:span><text:span text:style-name="T6">.</text:span><text:span text:style-name="T4">velocity</text:span> <text:span text:style-name="T6">=</text:span> <text:span text:style-name="T4">velocity</text:span><text:span text:style-name="T6">;</text:span></text:p>
      <text:p text:style-name="P13"><text:span text:style-name="T4">times</text:span> <text:span text:style-name="T6">=</text:span> <text:span text:style-name="T7">0</text:span><text:span text:style-name="T6">;</text:span></text:p>
      <text:p text:style-name="P13"><text:soft-page-break/><text:span text:style-name="T4">up</text:span> <text:span text:style-name="T6">=</text:span> <text:span text:style-name="T3">true</text:span><text:span text:style-name="T6">;</text:span></text:p>
      <text:p text:style-name="P17">}</text:p>
      <text:p text:style-name="P17">}</text:p>
      <text:p text:style-name="P15"/>
      <text:p text:style-name="P13"><text:span text:style-name="T3">private</text:span> <text:span text:style-name="T3">void</text:span> <text:span text:style-name="T8">OnCollisionEnter</text:span><text:span text:style-name="T6">(</text:span><text:span text:style-name="T5">Collision</text:span> <text:span text:style-name="T4">other</text:span><text:span text:style-name="T6">)</text:span> </text:p>
      <text:p text:style-name="P17">{</text:p>
      <text:p text:style-name="P13"><text:span text:style-name="T3">if</text:span> <text:span text:style-name="T6">(!</text:span><text:span text:style-name="T4">collided</text:span> <text:span text:style-name="T6">&amp;&amp;</text:span> 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9">"Player"</text:span><text:span text:style-name="T6">)</text:span> </text:p>
      <text:p text:style-name="P17">{</text:p>
      <text:p text:style-name="P13"><text:span text:style-name="T4">collided</text:span> <text:span text:style-name="T6">=</text:span> <text:span text:style-name="T3">true</text:span><text:span text:style-name="T6">;</text:span></text:p>
      <text:p text:style-name="P13"><text:span text:style-name="T5">Scored</text:span> textScript <text:span text:style-name="T6">=</text:span> <text:span text:style-name="T4">text</text:span><text:span text:style-name="T6">.</text:span><text:span text:style-name="T5">GetComponent</text:span><text:span text:style-name="T6">&lt;</text:span><text:span text:style-name="T5">Scored</text:span><text:span text:style-name="T6">&gt;();</text:span></text:p>
      <text:p text:style-name="P13"><text:span text:style-name="T4">textScript</text:span><text:span text:style-name="T6">.</text:span><text:span text:style-name="T8">Toggle</text:span><text:span text:style-name="T6">();</text:span></text:p>
      <text:p text:style-name="P13"><text:span text:style-name="T5">Destroy</text:span><text:span text:style-name="T6">(</text:span><text:span text:style-name="T4">gameObject</text:span><text:span text:style-name="T6">);</text:span></text:p>
      <text:p text:style-name="P15"/>
      <text:p text:style-name="P13"><text:span text:style-name="T6">}</text:span> </text:p>
      <text:p text:style-name="P17">}</text:p>
      <text:p text:style-name="P17">}</text:p>
      <text:p text:style-name="P13"/>
      <text:p text:style-name="P6"/>
      <text:p text:style-name="P9">Score.cs</text:p>
      <text:p text:style-name="P12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3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3"><text:span text:style-name="T3">using</text:span> <text:span text:style-name="T5">UnityEngine</text:span><text:span text:style-name="T6">;</text:span></text:p>
      <text:p text:style-name="P13"><text:span text:style-name="T3">using</text:span> <text:span text:style-name="T5">TMPro</text:span><text:span text:style-name="T6">;</text:span></text:p>
      <text:p text:style-name="P13"><text:span text:style-name="T3">using</text:span> <text:span text:style-name="T5">UnityEngine</text:span><text:span text:style-name="T6">.</text:span><text:span text:style-name="T5">SceneManagement</text:span><text:span text:style-name="T6">;</text:span></text:p>
      <text:p text:style-name="P15"/>
      <text:p text:style-name="P13"><text:span text:style-name="T3">public</text:span> <text:span text:style-name="T3">class</text:span> <text:span text:style-name="T5">Score</text:span> <text:span text:style-name="T6">:</text:span> <text:span text:style-name="T5">MonoBehaviour</text:span></text:p>
      <text:p text:style-name="P17">{</text:p>
      <text:p text:style-name="P13"><text:span text:style-name="T3">private</text:span> <text:span text:style-name="T3">int</text:span> score<text:span text:style-name="T6">;</text:span></text:p>
      <text:p text:style-name="P13"><text:span text:style-name="T3">private</text:span> <text:span text:style-name="T5">TMP_Text</text:span> text<text:span text:style-name="T6">;</text:span></text:p>
      <text:p text:style-name="P13"><text:span text:style-name="T3">private</text:span> <text:span text:style-name="T5">Scene</text:span> current<text:span text:style-name="T6">;</text:span></text:p>
      <text:p text:style-name="P19">// Start is called before the first frame update</text:p>
      <text:p text:style-name="P13"><text:span text:style-name="T3">void</text:span> <text:span text:style-name="T8">Start</text:span><text:span text:style-name="T6">()</text:span></text:p>
      <text:p text:style-name="P17">{</text:p>
      <text:p text:style-name="P13"><text:span text:style-name="T4">text</text:span> <text:span text:style-name="T6">=</text:span> <text:span text:style-name="T5">GetComponent</text:span><text:span text:style-name="T6">&lt;</text:span><text:span text:style-name="T5">TMP_Text</text:span><text:span text:style-name="T6">&gt;();</text:span></text:p>
      <text:p text:style-name="P13"><text:span text:style-name="T4">current</text:span> <text:span text:style-name="T6">=</text:span> <text:span text:style-name="T4">SceneManager</text:span><text:span text:style-name="T6">.</text:span><text:span text:style-name="T5">GetActiveScene</text:span><text:span text:style-name="T6">();</text:span></text:p>
      <text:p text:style-name="P13"><text:span text:style-name="T4">score</text:span> <text:span text:style-name="T6">=</text:span> <text:span text:style-name="T7">0</text:span><text:span text:style-name="T6">;</text:span></text:p>
      <text:p text:style-name="P17">}</text:p>
      <text:p text:style-name="P15"/>
      <text:p text:style-name="P19">// Update is called once per frame</text:p>
      <text:p text:style-name="P13"><text:span text:style-name="T3">void</text:span> <text:span text:style-name="T8">Update</text:span><text:span text:style-name="T6">()</text:span></text:p>
      <text:p text:style-name="P17">{</text:p>
      <text:p text:style-name="P17">}</text:p>
      <text:p text:style-name="P15"/>
      <text:p text:style-name="P13"><text:span text:style-name="T3">public</text:span> <text:span text:style-name="T3">void</text:span> <text:span text:style-name="T8">AddPoint</text:span><text:span text:style-name="T6">()</text:span></text:p>
      <text:p text:style-name="P17">{</text:p>
      <text:p text:style-name="P13"><text:span text:style-name="T4">Debug</text:span><text:span text:style-name="T6">.</text:span><text:span text:style-name="T5">Log</text:span><text:span text:style-name="T6">(</text:span><text:span text:style-name="T4">score</text:span><text:span text:style-name="T6">);</text:span></text:p>
      <text:p text:style-name="P13"><text:span text:style-name="T4">score</text:span> <text:span text:style-name="T6">+=</text:span> <text:span text:style-name="T7">1</text:span><text:span text:style-name="T6">;</text:span></text:p>
      <text:p text:style-name="P13"><text:span text:style-name="T4">text</text:span><text:span text:style-name="T6">.</text:span><text:span text:style-name="T5">SetText</text:span><text:span text:style-name="T6">(</text:span><text:span text:style-name="T4">score</text:span><text:span text:style-name="T6">.</text:span><text:span text:style-name="T8">ToString</text:span><text:span text:style-name="T6">()+</text:span><text:span text:style-name="T9">"/3"</text:span><text:span text:style-name="T6">);</text:span></text:p>
      <text:p text:style-name="P13"><text:span text:style-name="T3">if</text:span> <text:span text:style-name="T6">(</text:span><text:span text:style-name="T4">score</text:span> <text:span text:style-name="T6">==</text:span> <text:span text:style-name="T7">3</text:span><text:span text:style-name="T6">)</text:span> </text:p>
      <text:p text:style-name="P17">{</text:p>
      <text:p text:style-name="P13"><text:span text:style-name="T4">score</text:span> <text:span text:style-name="T6">=</text:span> <text:span text:style-name="T7">0</text:span><text:span text:style-name="T6">;</text:span></text:p>
      <text:p text:style-name="P13"><text:soft-page-break/><text:span text:style-name="T3">string</text:span> sceneName <text:span text:style-name="T6">=</text:span> <text:span text:style-name="T4">current</text:span><text:span text:style-name="T6">.</text:span><text:span text:style-name="T4">name</text:span><text:span text:style-name="T6">;</text:span></text:p>
      <text:p text:style-name="P13"><text:span text:style-name="T3">if</text:span> <text:span text:style-name="T6">(</text:span><text:span text:style-name="T4">sceneName</text:span> <text:span text:style-name="T6">==</text:span> <text:span text:style-name="T9">"SecondScene"</text:span><text:span text:style-name="T6">)</text:span></text:p>
      <text:p text:style-name="P17">{</text:p>
      <text:p text:style-name="P13"><text:span text:style-name="T4">SceneManager</text:span><text:span text:style-name="T6">.</text:span><text:span text:style-name="T5">LoadScene</text:span><text:span text:style-name="T6">(</text:span><text:span text:style-name="T9">"VictoryScene"</text:span><text:span text:style-name="T6">);</text:span></text:p>
      <text:p text:style-name="P17">}</text:p>
      <text:p text:style-name="P13"><text:span text:style-name="T3">else</text:span> </text:p>
      <text:p text:style-name="P17">{</text:p>
      <text:p text:style-name="P13"><text:span text:style-name="T4">SceneManager</text:span><text:span text:style-name="T6">.</text:span><text:span text:style-name="T5">LoadScene</text:span><text:span text:style-name="T6">(</text:span><text:span text:style-name="T9">"SecondScene"</text:span><text:span text:style-name="T6">);</text:span></text:p>
      <text:p text:style-name="P17">}</text:p>
      <text:p text:style-name="P17">}</text:p>
      <text:p text:style-name="P17">}</text:p>
      <text:p text:style-name="P17">}</text:p>
      <text:p text:style-name="P13"/>
      <text:p text:style-name="P6"/>
      <text:p text:style-name="P9">Scored.cs</text:p>
      <text:p text:style-name="P11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3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3"><text:span text:style-name="T3">using</text:span> <text:span text:style-name="T5">UnityEngine</text:span><text:span text:style-name="T6">;</text:span></text:p>
      <text:p text:style-name="P15"/>
      <text:p text:style-name="P13"><text:span text:style-name="T3">public</text:span> <text:span text:style-name="T3">class</text:span> <text:span text:style-name="T5">Scored</text:span> <text:span text:style-name="T6">:</text:span> <text:span text:style-name="T5">MonoBehaviour</text:span></text:p>
      <text:p text:style-name="P17">{</text:p>
      <text:p text:style-name="P19">// Start is called before the first frame update</text:p>
      <text:p text:style-name="P13"><text:span text:style-name="T3">public</text:span> <text:span text:style-name="T5">GameObject</text:span> score<text:span text:style-name="T6">;</text:span></text:p>
      <text:p text:style-name="P13"><text:span text:style-name="T3">void</text:span> <text:span text:style-name="T8">Start</text:span><text:span text:style-name="T6">()</text:span></text:p>
      <text:p text:style-name="P17">{</text:p>
      <text:p text:style-name="P13"><text:span text:style-name="T4">gameObject</text:span><text:span text:style-name="T6">.</text:span><text:span text:style-name="T5">SetActive</text:span><text:span text:style-name="T6">(</text:span><text:span text:style-name="T3">false</text:span><text:span text:style-name="T6">);</text:span></text:p>
      <text:p text:style-name="P17">}</text:p>
      <text:p text:style-name="P15"/>
      <text:p text:style-name="P19">// Update is called once per frame</text:p>
      <text:p text:style-name="P13"><text:span text:style-name="T3">void</text:span> <text:span text:style-name="T8">Update</text:span><text:span text:style-name="T6">()</text:span></text:p>
      <text:p text:style-name="P17">{</text:p>
      <text:p text:style-name="P17">}</text:p>
      <text:p text:style-name="P15"/>
      <text:p text:style-name="P13"><text:span text:style-name="T3">public</text:span> <text:span text:style-name="T3">void</text:span> <text:span text:style-name="T8">Toggle</text:span><text:span text:style-name="T6">()</text:span> </text:p>
      <text:p text:style-name="P17">{</text:p>
      <text:p text:style-name="P13"><text:span text:style-name="T4">gameObject</text:span><text:span text:style-name="T6">.</text:span><text:span text:style-name="T5">SetActive</text:span><text:span text:style-name="T6">(</text:span><text:span text:style-name="T3">true</text:span><text:span text:style-name="T6">);</text:span></text:p>
      <text:p text:style-name="P13"><text:span text:style-name="T5">Score</text:span> scoreScript <text:span text:style-name="T6">=</text:span> <text:span text:style-name="T4">score</text:span><text:span text:style-name="T6">.</text:span><text:span text:style-name="T5">GetComponent</text:span><text:span text:style-name="T6">&lt;</text:span><text:span text:style-name="T5">Score</text:span><text:span text:style-name="T6">&gt;();</text:span></text:p>
      <text:p text:style-name="P13"><text:span text:style-name="T4">scoreScript</text:span><text:span text:style-name="T6">.</text:span><text:span text:style-name="T8">AddPoint</text:span><text:span text:style-name="T6">();</text:span></text:p>
      <text:p text:style-name="P13"><text:span text:style-name="T5">StartCoroutine</text:span><text:span text:style-name="T6">(</text:span><text:span text:style-name="T9">"Timeout"</text:span><text:span text:style-name="T6">);</text:span></text:p>
      <text:p text:style-name="P17">}</text:p>
      <text:p text:style-name="P15"/>
      <text:p text:style-name="P13"><text:span text:style-name="T5">IEnumerator</text:span> <text:span text:style-name="T8">Timeout</text:span><text:span text:style-name="T6">()</text:span> </text:p>
      <text:p text:style-name="P17">{</text:p>
      <text:p text:style-name="P13"><text:span text:style-name="T3">yield</text:span> <text:span text:style-name="T3">return</text:span> <text:span text:style-name="T3">new</text:span> <text:span text:style-name="T5">WaitForSeconds</text:span><text:span text:style-name="T6">(</text:span><text:span text:style-name="T7">2</text:span><text:span text:style-name="T6">);</text:span></text:p>
      <text:p text:style-name="P13"><text:span text:style-name="T4">gameObject</text:span><text:span text:style-name="T6">.</text:span><text:span text:style-name="T5">SetActive</text:span><text:span text:style-name="T6">(</text:span><text:span text:style-name="T3">false</text:span><text:span text:style-name="T6">);</text:span></text:p>
      <text:p text:style-name="P15"/>
      <text:p text:style-name="P17">}</text:p>
      <text:p text:style-name="P17">}</text:p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4:55:10.287274725</meta:creation-date>
    <dc:date>2022-10-02T15:03:22.292159947</dc:date>
    <meta:editing-duration>PT8M12S</meta:editing-duration>
    <meta:editing-cycles>1</meta:editing-cycles>
    <meta:document-statistic meta:table-count="0" meta:image-count="0" meta:object-count="0" meta:page-count="6" meta:paragraph-count="225" meta:word-count="712" meta:character-count="5418" meta:non-whitespace-character-count="4911"/>
    <meta:generator>LibreOffice/7.3.5.2$Linux_X86_64 LibreOffice_project/30$Build-2</meta:generator>
  </office:meta>
</office:document-meta>
</file>